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79cm"/>
    </style:style>
    <style:style style:name="gr4" style:family="graphic" style:parent-style-name="standard">
      <style:graphic-properties svg:stroke-width="0.03cm" draw:marker-start-width="0.245cm" draw:marker-end-width="0.245cm" draw:fill="hatch" draw:fill-hatch-name="Black_20_-45_20_Degrees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draw:marker-start-width="0.45cm" draw:marker-end="Arrow" draw:marker-end-width="0.25cm" draw:fill="none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3cm" draw:marker-start="Arrow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dash" draw:stroke-dash="Ultrafine_20_Dashed"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Century Schoolbook L" fo:font-size="20pt" fo:font-style="normal" fo:font-weight="normal" style:font-size-asian="18pt" style:font-style-asian="normal" style:font-size-complex="18pt" style:font-style-complex="normal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indent="0cm"/>
      <style:text-properties style:font-name="Century Schoolbook L"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style:font-name="Century Schoolbook L" fo:font-size="20pt" fo:font-style="normal" fo:font-weight="normal" style:font-size-asian="18pt" style:font-style-asian="normal" style:font-size-complex="18pt" style:font-style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entury Schoolbook L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Standard Symbols L" fo:font-size="16pt" style:font-size-asian="16pt" style:font-size-complex="16pt"/>
    </style:style>
    <style:style style:name="T5" style:family="text">
      <style:text-properties style:font-name="Century Schoolbook L"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0.3cm" svg:y1="4.8cm" svg:x2="3.8cm" svg:y2="4.8cm">
          <text:p/>
        </draw:line>
        <draw:line draw:style-name="gr2" draw:text-style-name="P1" draw:layer="layout" svg:x1="0.3cm" svg:y1="4.8cm" svg:x2="6.744cm" svg:y2="0.968cm">
          <text:p/>
        </draw:line>
        <draw:frame draw:style-name="gr3" draw:text-style-name="P3" draw:layer="layout" svg:width="2.353cm" svg:height="1.229cm" svg:x="1.247cm" svg:y="0.771cm">
          <draw:text-box>
            <text:p text:style-name="P2"><text:span text:style-name="T1">3 kg</text:span></text:p>
          </draw:text-box>
        </draw:frame>
        <draw:custom-shape draw:style-name="gr4" draw:text-style-name="P1" draw:layer="layout" svg:width="2.065cm" svg:height="1.194cm" draw:transform="rotate (0.546637121724624) translate (2.3cm 2.206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9cm" svg:y1="4.8cm" svg:x2="6.744cm" svg:y2="0.995cm">
          <text:p/>
        </draw:line>
        <draw:line draw:style-name="gr1" draw:text-style-name="P1" draw:layer="layout" svg:x1="5.4cm" svg:y1="4.8cm" svg:x2="8.9cm" svg:y2="4.8cm">
          <text:p/>
        </draw:line>
        <draw:path draw:style-name="gr5" draw:text-style-name="P1" draw:layer="layout" svg:width="0.459cm" svg:height="0.994cm" svg:x="7.9cm" svg:y="3.777cm" svg:viewBox="0 0 460 995" svg:d="M6 995c-25-224 28-451 130-649l107-216 217-130h-21">
          <text:p/>
        </draw:path>
        <draw:path draw:style-name="gr5" draw:text-style-name="P1" draw:layer="layout" svg:width="0.3cm" svg:height="0.994cm" svg:x="2.1cm" svg:y="3.778cm" svg:viewBox="0 0 301 995" svg:d="M297 995c15-224-19-451-85-649l-70-216-142-130h14">
          <text:p/>
        </draw:path>
        <draw:frame draw:style-name="gr6" draw:text-style-name="P4" draw:layer="layout" svg:width="2cm" svg:height="1.25cm" svg:x="2.3cm" svg:y="3.7cm">
          <draw:text-box>
            <text:p text:style-name="P2"><text:span text:style-name="T2">30</text:span></text:p>
          </draw:text-box>
        </draw:frame>
        <draw:frame draw:style-name="gr6" draw:text-style-name="P2" draw:layer="layout" svg:width="1cm" svg:height="1.25cm" svg:x="3cm" svg:y="3.4cm">
          <draw:text-box>
            <text:p text:style-name="P2">o</text:p>
          </draw:text-box>
        </draw:frame>
        <draw:frame draw:style-name="gr6" draw:text-style-name="P4" draw:layer="layout" svg:width="2cm" svg:height="1.25cm" svg:x="6.6cm" svg:y="3.7cm">
          <draw:text-box>
            <text:p text:style-name="P2"><text:span text:style-name="T2">60</text:span></text:p>
          </draw:text-box>
        </draw:frame>
        <draw:frame draw:style-name="gr6" draw:text-style-name="P2" draw:layer="layout" svg:width="1cm" svg:height="1.25cm" svg:x="7.3cm" svg:y="3.4cm">
          <draw:text-box>
            <text:p text:style-name="P2">o</text:p>
          </draw:text-box>
        </draw:frame>
        <draw:custom-shape draw:style-name="gr4" draw:text-style-name="P1" draw:layer="layout" svg:width="1.046cm" svg:height="1.194cm" draw:transform="rotate (0.546637121724624) translate (7.401cm 2.20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6.2cm" svg:y="0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8" draw:text-style-name="P1" draw:layer="layout" svg:x1="4.4cm" svg:y1="1.7cm" svg:x2="6.36cm" svg:y2="0.616cm">
          <text:p/>
        </draw:line>
        <draw:line draw:style-name="gr9" draw:text-style-name="P1" draw:layer="layout" svg:x1="7.18cm" svg:y1="0.764cm" svg:x2="7.889cm" svg:y2="1.938cm">
          <text:p/>
        </draw:line>
        <draw:frame draw:style-name="gr6" draw:text-style-name="P5" draw:layer="layout" svg:width="2cm" svg:height="1.25cm" svg:x="7.8cm" svg:y="0.6cm">
          <draw:text-box>
            <text:p text:style-name="P4"><text:span text:style-name="T3">m</text:span></text:p>
          </draw:text-box>
        </draw:frame>
        <draw:frame draw:style-name="gr10" draw:layer="layout" svg:width="0.908cm" svg:height="0.89cm" svg:x="3cm" svg:y="1.709cm">
          <draw:text-box>
            <text:p>A</text:p>
          </draw:text-box>
        </draw:frame>
        <draw:frame draw:style-name="gr10" draw:layer="layout" svg:width="0.921cm" svg:height="0.89cm" svg:x="7.753cm" svg:y="2cm">
          <draw:text-box>
            <text:p>B</text:p>
          </draw:text-box>
        </draw:frame>
        <draw:line draw:style-name="gr11" draw:text-style-name="P1" draw:layer="layout" svg:x1="1.607cm" svg:y1="3.276cm" svg:x2="2.599cm" svg:y2="2.709cm">
          <text:p/>
        </draw:line>
        <draw:frame draw:style-name="gr12" draw:text-style-name="P6" draw:layer="layout" svg:width="1.5cm" svg:height="1.009cm" svg:x="1.4cm" svg:y="2.2cm">
          <draw:text-box>
            <text:p><text:span text:style-name="T4">D</text:span><text:span text:style-name="T5">x</text:span></text:p>
          </draw:text-box>
        </draw:frame>
        <draw:line draw:style-name="gr9" draw:text-style-name="P1" draw:layer="layout" svg:x1="4.4cm" svg:y1="1.7cm" svg:x2="6.36cm" svg:y2="0.616cm">
          <text:p/>
        </draw:line>
        <draw:custom-shape draw:style-name="gr13" draw:text-style-name="P1" draw:layer="layout" svg:width="2.065cm" svg:height="1.194cm" draw:transform="rotate (0.546637121724624) translate (1.301cm 2.807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cm" svg:height="1.25cm" svg:x="7.5cm" svg:y="0.2cm">
          <draw:text-box>
            <text:p text:style-name="P6"><text:span text:style-name="T6">質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date>2016-04-09T09:39:50.559086682</dc:date>
    <meta:editing-cycles>19</meta:editing-cycles>
    <meta:editing-duration>PT5H56M2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